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>
      <style:text-properties fo:color="#00a65d"/>
    </style:style>
    <style:style style:name="ce7" style:family="table-cell" style:parent-style-name="Default">
      <style:text-properties fo: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5" office:value-type="string" calcext:value-type="string">
            <text:p>Lithium 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style-name="ce5" office:value-type="string" calcext:value-type="string">
            <text:p>Radio, uC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OA Reset</text:p>
          </table:table-cell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16:23:13.71497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7-09T16:23:17.336846253</dc:date>
    <meta:editing-duration>PT17H28M50S</meta:editing-duration>
    <meta:editing-cycles>12</meta:editing-cycles>
    <meta:generator>LibreOffice/6.0.3.2$Linux_X86_64 LibreOffice_project/00m0$Build-2</meta:generator>
    <meta:document-statistic meta:table-count="1" meta:cell-count="168" meta:object-count="0"/>
  </office:meta>
</office:document-meta>
</file>